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8000000F161484D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svg:stroke-color="#6666ff" draw:fill="solid" draw:fill-color="#6666ff" draw:textarea-horizontal-align="justify" draw:textarea-vertical-align="middle" draw:auto-grow-height="false"/>
    </style:style>
    <style:style style:name="gr3" style:family="graphic" style:parent-style-name="standard">
      <style:graphic-properties svg:stroke-color="#ff3333" draw:fill="solid" draw:fill-color="#ff3333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cm" svg:stroke-color="#6666f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99ff66" draw:fill="solid" draw:fill-color="#99ff66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5cm" svg:stroke-color="#99ff66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000000" draw:fill="none" draw:fill-color="#ffffff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000000" style:font-name="DejaVu Sans Mono" fo:font-size="10pt" style:font-size-asian="10pt" style:font-size-complex="10pt"/>
    </style:style>
    <style:style style:name="P3" style:family="paragraph">
      <style:text-properties fo:color="#ff3333" style:font-name="DejaVu Sans Mono" fo:font-size="10pt" style:font-size-asian="10pt" style:font-size-complex="10pt"/>
    </style:style>
    <style:style style:name="P4" style:family="paragraph">
      <style:text-properties fo:color="#6666ff" style:font-name="DejaVu Sans Mono" fo:font-size="10pt" style:font-size-asian="10pt" style:font-size-complex="10pt"/>
    </style:style>
    <style:style style:name="P5" style:family="paragraph">
      <style:text-properties fo:color="#99ff66" style:font-name="DejaVu Sans Mono" fo:font-size="10pt" style:font-size-asian="10pt" style:font-size-complex="10pt"/>
    </style:style>
    <style:style style:name="T1" style:family="text">
      <style:text-properties fo:color="#000000" style:font-name="DejaVu Sans Mono" fo:font-size="10pt" style:font-size-asian="10pt" style:font-size-complex="10pt"/>
    </style:style>
    <style:style style:name="T2" style:family="text">
      <style:text-properties fo:color="#ff3333" style:font-name="DejaVu Sans Mono" fo:font-size="10pt" style:font-size-asian="10pt" style:font-size-complex="10pt"/>
    </style:style>
    <style:style style:name="T3" style:family="text">
      <style:text-properties fo:color="#6666ff" style:font-name="DejaVu Sans Mono" fo:font-size="10pt" style:font-size-asian="10pt" style:font-size-complex="10pt"/>
    </style:style>
    <style:style style:name="T4" style:family="text">
      <style:text-properties fo:color="#99ff66" style:font-name="DejaVu Sans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4cm" svg:height="4.39cm" svg:x="4.07cm" svg:y="3.22cm">
          <draw:image xlink:href="Pictures/1000020100000188000000F161484D61.png" xlink:type="simple" xlink:show="embed" xlink:actuate="onLoad">
            <text:p/>
          </draw:image>
        </draw:frame>
        <draw:custom-shape draw:style-name="gr2" draw:text-style-name="P1" draw:layer="layout" svg:width="0.2cm" svg:height="0.2cm" svg:x="5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8.1cm" svg:y="3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2" draw:layer="layout" svg:width="1.56cm" svg:height="0.666cm" draw:transform="rotate (1.5707963267949) translate (9.744cm 3.45cm)">
          <draw:text-box>
            <text:p text:style-name="P2"><text:span text:style-name="T1">P9_01</text:span></text:p>
          </draw:text-box>
        </draw:frame>
        <draw:frame draw:style-name="gr4" draw:text-style-name="P3" draw:layer="layout" svg:width="1.56cm" svg:height="0.666cm" svg:x="3.8cm" svg:y="2.334cm">
          <draw:text-box>
            <text:p text:style-name="P3"><text:span text:style-name="T2">P9_39</text:span></text:p>
          </draw:text-box>
        </draw:frame>
        <draw:polyline draw:style-name="gr5" draw:text-style-name="P1" draw:layer="layout" svg:width="2.254cm" svg:height="3.039cm" draw:transform="rotate (-1.76819306519546) translate (9.12692492634015cm 2.26538538597762cm)" svg:viewBox="0 0 2255 3040" draw:points="0,333 1667,0 2255,2942 1765,3040">
          <text:p/>
        </draw:polyline>
        <draw:custom-shape draw:style-name="gr6" draw:text-style-name="P1" draw:layer="layout" svg:width="0.2cm" svg:height="0.2cm" svg:x="9.3cm" svg:y="3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olyline draw:style-name="gr7" draw:text-style-name="P1" draw:layer="layout" svg:width="5.243cm" svg:height="2.705cm" draw:transform="rotate (0.0996583002888762) translate (4.53070017236751cm 1.20692925818411cm)" svg:viewBox="0 0 5244 2706" draw:points="4627,2667 5025,2706 5244,517 3652,358 3582,1055 3652,358 1861,179 1791,876 1861,179 70,0 0,697">
          <text:p/>
        </draw:polyline>
        <draw:custom-shape draw:style-name="gr8" draw:text-style-name="P1" draw:layer="layout" svg:width="0.2cm" svg:height="0.2cm" svg:x="7.9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5.7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5.5cm" svg:y="3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2cm" svg:height="0.2cm" svg:x="5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" draw:text-style-name="P1" draw:layer="layout" svg:width="2.941cm" svg:height="3.764cm" draw:transform="rotate (-1.76819306519546) translate (9.57307790218008cm 1.93461579257639cm)" svg:viewBox="0 0 2942 3765" draw:points="0,177 883,0 961,392 2236,137 2942,3667 2451,3765">
          <text:p/>
        </draw:polyline>
        <draw:polyline draw:style-name="gr9" draw:text-style-name="P1" draw:layer="layout" svg:width="1.588cm" svg:height="0.725cm" draw:transform="rotate (-1.76819306519546) translate (8.31154012963954cm 2.04230889805766cm)" svg:viewBox="0 0 1589 726" draw:points="0,726 1079,510 1000,118 1589,0">
          <text:p/>
        </draw:polyline>
        <draw:polyline draw:style-name="gr9" draw:text-style-name="P1" draw:layer="layout" svg:width="1.646cm" svg:height="1.568cm" draw:transform="rotate (-1.76819306519546) translate (7.15384702416007cm 2.23076959340123cm)" svg:viewBox="0 0 1647 1569" draw:points="0,157 784,0 1098,1569 1490,1490 1647,1255">
          <text:p/>
        </draw:polyline>
        <draw:polyline draw:style-name="gr10" draw:text-style-name="P1" draw:layer="layout" svg:width="0.397cm" svg:height="1.233cm" draw:transform="rotate (0.0996583002888762) translate (5.14060014774358cm 2.20593936415781cm)" svg:viewBox="0 0 398 1234" draw:points="60,0 0,597 398,637 338,1234">
          <text:p/>
        </draw:polyline>
        <draw:polyline draw:style-name="gr10" draw:text-style-name="P1" draw:layer="layout" svg:width="2.387cm" svg:height="1.929cm" draw:transform="rotate (0.0996583002888762) translate (5.71090022161537cm 1.90890904623671cm)" svg:viewBox="0 0 2388 1930" draw:points="90,0 0,896 2388,1134 2308,1930">
          <text:p/>
        </draw:polyline>
        <draw:g>
          <draw:g>
            <draw:custom-shape draw:style-name="gr11" draw:text-style-name="P1" draw:layer="layout" svg:width="0.8cm" svg:height="0.2cm" svg:x="4.8cm" svg:y="1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7" draw:text-style-name="P1" draw:layer="layout" svg:x1="5.608cm" svg:y1="1.632cm" svg:x2="5.2cm" svg:y2="2.201cm">
                <text:p/>
              </draw:line>
              <draw:line draw:style-name="gr7" draw:text-style-name="P1" draw:layer="layout" svg:x1="5.527cm" svg:y1="1.573cm" svg:x2="5.69cm" svg:y2="1.69cm">
                <text:p/>
              </draw:line>
            </draw:g>
            <draw:custom-shape draw:style-name="gr6" draw:text-style-name="P1" draw:layer="layout" svg:width="0.2cm" svg:height="0.2cm" svg:x="5.7cm" svg:y="1.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1" draw:layer="layout" svg:width="0.2cm" svg:height="0.2cm" svg:x="4.5cm" svg:y="1.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1" draw:layer="layout" svg:width="0.2cm" svg:height="0.2cm" svg:x="5.1cm" svg:y="2.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12" draw:text-style-name="P1" draw:layer="layout" svg:x1="4.8cm" svg:y1="1.9cm" svg:x2="4.6cm" svg:y2="1.9cm">
              <text:p/>
            </draw:line>
            <draw:line draw:style-name="gr12" draw:text-style-name="P1" draw:layer="layout" svg:x1="5.6cm" svg:y1="1.9cm" svg:x2="5.8cm" svg:y2="1.9cm">
              <text:p/>
            </draw:line>
          </draw:g>
          <draw:g>
            <draw:custom-shape draw:style-name="gr11" draw:text-style-name="P1" draw:layer="layout" svg:width="0.8cm" svg:height="0.2cm" svg:x="6.6cm" svg:y="1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7" draw:text-style-name="P1" draw:layer="layout" svg:x1="7.408cm" svg:y1="1.632cm" svg:x2="7cm" svg:y2="2.201cm">
                <text:p/>
              </draw:line>
              <draw:line draw:style-name="gr7" draw:text-style-name="P1" draw:layer="layout" svg:x1="7.327cm" svg:y1="1.573cm" svg:x2="7.49cm" svg:y2="1.69cm">
                <text:p/>
              </draw:line>
            </draw:g>
            <draw:custom-shape draw:style-name="gr6" draw:text-style-name="P1" draw:layer="layout" svg:width="0.2cm" svg:height="0.2cm" svg:x="7.5cm" svg:y="1.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1" draw:layer="layout" svg:width="0.2cm" svg:height="0.2cm" svg:x="6.3cm" svg:y="1.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1" draw:layer="layout" svg:width="0.2cm" svg:height="0.2cm" svg:x="6.9cm" svg:y="2.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12" draw:text-style-name="P1" draw:layer="layout" svg:x1="6.6cm" svg:y1="1.9cm" svg:x2="6.4cm" svg:y2="1.9cm">
              <text:p/>
            </draw:line>
            <draw:line draw:style-name="gr12" draw:text-style-name="P1" draw:layer="layout" svg:x1="7.4cm" svg:y1="1.9cm" svg:x2="7.6cm" svg:y2="1.9cm">
              <text:p/>
            </draw:line>
          </draw:g>
          <draw:g>
            <draw:custom-shape draw:style-name="gr11" draw:text-style-name="P1" draw:layer="layout" svg:width="0.8cm" svg:height="0.2cm" svg:x="8.4cm" svg:y="1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7" draw:text-style-name="P1" draw:layer="layout" svg:x1="9.208cm" svg:y1="1.632cm" svg:x2="8.8cm" svg:y2="2.201cm">
                <text:p/>
              </draw:line>
              <draw:line draw:style-name="gr7" draw:text-style-name="P1" draw:layer="layout" svg:x1="9.127cm" svg:y1="1.573cm" svg:x2="9.29cm" svg:y2="1.69cm">
                <text:p/>
              </draw:line>
            </draw:g>
            <draw:custom-shape draw:style-name="gr6" draw:text-style-name="P1" draw:layer="layout" svg:width="0.2cm" svg:height="0.2cm" svg:x="9.3cm" svg:y="1.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1" draw:layer="layout" svg:width="0.2cm" svg:height="0.2cm" svg:x="8.1cm" svg:y="1.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1" draw:layer="layout" svg:width="0.2cm" svg:height="0.2cm" svg:x="8.7cm" svg:y="2.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12" draw:text-style-name="P1" draw:layer="layout" svg:x1="8.4cm" svg:y1="1.9cm" svg:x2="8.2cm" svg:y2="1.9cm">
              <text:p/>
            </draw:line>
            <draw:line draw:style-name="gr12" draw:text-style-name="P1" draw:layer="layout" svg:x1="9.2cm" svg:y1="1.9cm" svg:x2="9.4cm" svg:y2="1.9cm">
              <text:p/>
            </draw:line>
          </draw:g>
        </draw:g>
        <draw:frame draw:style-name="gr4" draw:text-style-name="P4" draw:layer="layout" svg:width="1.56cm" svg:height="0.666cm" svg:x="5.8cm" svg:y="3.334cm">
          <draw:text-box>
            <text:p text:style-name="P4"><text:span text:style-name="T3">P9_37</text:span></text:p>
          </draw:text-box>
        </draw:frame>
        <draw:frame draw:style-name="gr4" draw:text-style-name="P4" draw:layer="layout" svg:width="1.56cm" svg:height="0.666cm" svg:x="5.2cm" svg:y="4.034cm">
          <draw:text-box>
            <text:p text:style-name="P4"><text:span text:style-name="T3">P9_42</text:span></text:p>
          </draw:text-box>
        </draw:frame>
        <draw:frame draw:style-name="gr4" draw:text-style-name="P3" draw:layer="layout" svg:width="1.56cm" svg:height="0.666cm" svg:x="5.6cm" svg:y="2.134cm">
          <draw:text-box>
            <text:p text:style-name="P3"><text:span text:style-name="T2">P9_14</text:span></text:p>
          </draw:text-box>
        </draw:frame>
        <draw:frame draw:style-name="gr4" draw:text-style-name="P5" draw:layer="layout" svg:width="1.56cm" svg:height="0.666cm" svg:x="5.7cm" svg:y="2.934cm">
          <draw:text-box>
            <text:p text:style-name="P5"><text:span text:style-name="T4">P9_40</text:span></text:p>
          </draw:text-box>
        </draw:frame>
        <draw:frame draw:style-name="gr4" draw:text-style-name="P5" draw:layer="layout" svg:width="1.56cm" svg:height="0.666cm" svg:x="7.4cm" svg:y="2.134cm">
          <draw:text-box>
            <text:p text:style-name="P5"><text:span text:style-name="T4">P9_16</text:span></text:p>
          </draw:text-box>
        </draw:frame>
        <draw:frame draw:style-name="gr4" draw:text-style-name="P2" draw:layer="layout" svg:width="1.137cm" svg:height="0.666cm" svg:x="4.6cm" svg:y="1.234cm">
          <draw:text-box>
            <text:p text:style-name="P2"><text:span text:style-name="T1">RV0</text:span></text:p>
          </draw:text-box>
        </draw:frame>
        <draw:frame draw:style-name="gr4" draw:text-style-name="P2" draw:layer="layout" svg:width="1.137cm" svg:height="0.666cm" svg:x="6.401cm" svg:y="1.234cm">
          <draw:text-box>
            <text:p text:style-name="P2"><text:span text:style-name="T1">RV1</text:span></text:p>
          </draw:text-box>
        </draw:frame>
        <draw:frame draw:style-name="gr4" draw:text-style-name="P2" draw:layer="layout" svg:width="1.137cm" svg:height="0.666cm" svg:x="8.202cm" svg:y="1.234cm">
          <draw:text-box>
            <text:p text:style-name="P2"><text:span text:style-name="T1">RV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9T15:44:02.371770127</meta:creation-date>
    <dc:date>2014-10-19T19:44:18.713742600</dc:date>
    <meta:editing-duration>PT2H50M30S</meta:editing-duration>
    <meta:editing-cycles>20</meta:editing-cycles>
    <meta:generator>LibreOffice/4.2.6.3$Linux_X86_64 LibreOffice_project/420m0$Build-3</meta:generator>
    <meta:document-statistic meta:object-count="56"/>
  </office:meta>
</office:document-meta>
</file>